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P7" style:family="paragraph" style:parent-style-name="Standard">
      <style:text-properties style:font-name="Arial" officeooo:rsid="002119ea" officeooo:paragraph-rsid="002119ea"/>
    </style:style>
    <style:style style:name="P8" style:family="paragraph" style:parent-style-name="Standard">
      <style:text-properties style:font-name="Arial" officeooo:rsid="002234b5" officeooo:paragraph-rsid="002234b5"/>
    </style:style>
    <style:style style:name="P9" style:family="paragraph" style:parent-style-name="Standard">
      <style:text-properties style:font-name="Arial" officeooo:rsid="002234b5" officeooo:paragraph-rsid="002234b5"/>
    </style:style>
    <style:style style:name="P10" style:family="paragraph" style:parent-style-name="Standard">
      <style:text-properties style:font-name="Arial" officeooo:rsid="00241da5" officeooo:paragraph-rsid="00241da5"/>
    </style:style>
    <style:style style:name="P11" style:family="paragraph" style:parent-style-name="Standard">
      <style:text-properties style:font-name="Arial" officeooo:rsid="00242e9b" officeooo:paragraph-rsid="00242e9b"/>
    </style:style>
    <style:style style:name="P12" style:family="paragraph" style:parent-style-name="Standard">
      <style:text-properties style:font-name="Arial" officeooo:rsid="00245e76" officeooo:paragraph-rsid="00245e76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  <style:style style:name="T5" style:family="text">
      <style:text-properties officeooo:rsid="0020a436"/>
    </style:style>
    <style:style style:name="T6" style:family="text">
      <style:text-properties officeooo:rsid="00241d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- Lenguajes de programación</text:p>
      <text:p text:style-name="P1"/>
      <text:p text:style-name="P1">2.1.- <text:span text:style-name="T5">Según n</text:span>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 <text:span text:style-name="T5">Según forma de ejecución</text:span></text:p>
      <text:p text:style-name="P6"/>
      <text:p text:style-name="P6">- <text:span text:style-name="T5">Lenguajes Compilados</text:span></text:p>
      <text:p text:style-name="P7">Generan un código que será ejecutado.</text:p>
      <text:p text:style-name="P7">Los programas compilados en tiempo de compilación son más rápidos que los de en tiempo de ejecución.</text:p>
      <text:p text:style-name="P7">El código máquina depende de la plataforma en la que se compila.</text:p>
      <text:p text:style-name="P7">C, C++, Visual Basic, Pascal...</text:p>
      <text:p text:style-name="P6"/>
      <text:p text:style-name="P6">- <text:span text:style-name="T5">Lenguajes Interpretados</text:span></text:p>
      <text:p text:style-name="P7">Las instrucciones se traducen para ser ejecutadas en el mismo momento de la ejecución.</text:p>
      <text:p text:style-name="P7">El código máquina no depende de la máquina en la que se ejecute sino del interprete (máquina virtual).</text:p>
      <text:p text:style-name="P7">Html, Php, Python, Javascript...</text:p>
      <text:p text:style-name="P6"/>
      <text:p text:style-name="P6">- <text:span text:style-name="T5">Lenguaje Intermedio</text:span></text:p>
      <text:p text:style-name="P7">Se compila el código de alto nivel en un tipo de lenguaje llamado bytecode.</text:p>
      <text:p text:style-name="P7">Después ese bytecode lo interpreta una máquina virtual (una misma para cualquier plataforma).</text:p>
      <text:p text:style-name="P7">Java o C#</text:p>
      <text:p text:style-name="P7"/>
      <text:p text:style-name="P7">2.3.- Según sistema de tipos</text:p>
      <text:p text:style-name="P7"/>
      <text:p text:style-name="P7">- Lenguajes fuertemente tipados (tipado estático)</text:p>
      <text:p text:style-name="P7">Java, C++, C, C#</text:p>
      <text:p text:style-name="P7"/>
      <text:p text:style-name="P7">- Lenguajes débilmente tipados (tipado dinámico)</text:p>
      <text:p text:style-name="P8">Javascript, Python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- Construcción de un programa informático</text:p>
      <text:p text:style-name="P8"/>
      <text:p text:style-name="P8">- <text:span text:style-name="T6">Código fuente</text:span></text:p>
      <text:p text:style-name="P10">Código escrito por el programador utilizando algún entorno de desarrollo.</text:p>
      <text:p text:style-name="P10">(Este código no es ejecutado por el ordenador)</text:p>
      <text:p text:style-name="P8"/>
      <text:p text:style-name="P8">- <text:span text:style-name="T6">Código Objeto</text:span></text:p>
      <text:p text:style-name="P10">Código resultante de compilar el código fuente.</text:p>
      <text:p text:style-name="P10">(Este código no es ejecutado por el pc pero tampoco es entendido para el humano)</text:p>
      <text:p text:style-name="P8"/>
      <text:p text:style-name="P8">- <text:span text:style-name="T6">Código Ejecutable</text:span></text:p>
      <text:p text:style-name="P10">Es el resultado de enlazar el código objeto con una serie de librerías obteniendo el código ejecutable por la máquina.</text:p>
      <text:p text:style-name="P10"/>
      <text:p text:style-name="P10">3.1.- Proceso de compilación</text:p>
      <text:p text:style-name="P10"/>
      <text:p text:style-name="P10">- Análisis léxico</text:p>
      <text:p text:style-name="P10">Comprueba que las palabras estén bien escritas</text:p>
      <text:p text:style-name="P10"/>
      <text:p text:style-name="P10">- Análisis sintáctico</text:p>
      <text:p text:style-name="P10">Comprueba que las frases/instrucciones estén correctamente escritas según el lenguaje usado.</text:p>
      <text:p text:style-name="P10"/>
      <text:p text:style-name="P10">- Analizador semántico</text:p>
      <text:p text:style-name="P10">Comprueba que las declaraciones sean correctas (verifica los tipos, si corresponden los tipos, si los arrays tienen el tamaño adecuado).</text:p>
      <text:p text:style-name="P10"/>
      <text:p text:style-name="P10">- Generación del código intermedio</text:p>
      <text:p text:style-name="P11">Se genera este código para facilitar la traducción al código objeto.</text:p>
      <text:p text:style-name="P11"/>
      <text:p text:style-name="P11">En la fase de enlazado (linker) se unen todos los códigos objetos de la compilación de todos los códigos fuentes y las librerías usadas, todos estos códigos objetos se traducen a código máquina dando lugar al programa ejecutable.</text:p>
      <text:p text:style-name="P11"/>
      <text:p text:style-name="P12">3.2.- Máquina Virtual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1-08T14:52:16.167000000</dc:date>
    <meta:editing-duration>PT1H42M45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51" meta:word-count="417" meta:character-count="2614" meta:non-whitespace-character-count="2246"/>
  </office:meta>
</office:document-meta>
</file>